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stionnaire – PCR Design Program</text:p>
      <text:p text:style-name="Standard"/>
      <text:p text:style-name="Standard"/>
      <text:list xml:id="list778171728" text:style-name="L1">
        <text:list-item>
          <text:p text:style-name="P1">What is the difference between a geonomic DNA template and a complementary DNA template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482385232" text:style-name="L2">
        <text:list-item>
          <text:p text:style-name="P2">Using the information provided from your textbook, and using your primer strands, calculate their melting temperature before pressing the next button. Does it conform with the PCR rules given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2114532786" text:style-name="L3">
        <text:list-item>
          <text:p text:style-name="P3">Calculate the size of each PCR strand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1593117415" text:style-name="L4">
        <text:list-item>
          <text:p text:style-name="P4">In a PCR, what does Taqpolymerse do?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s murray</meta:initial-creator>
    <meta:creation-date>2013-02-03T18:54:41</meta:creation-date>
    <dc:date>2013-02-03T19:12:39</dc:date>
    <dc:creator>ross murray</dc:creator>
    <meta:editing-duration>PT17M58S</meta:editing-duration>
    <meta:editing-cycles>2</meta:editing-cycles>
    <meta:generator>LibreOffice/3.4$Unix LibreOffice_project/340m1$Build-502</meta:generator>
    <meta:document-statistic meta:table-count="0" meta:image-count="0" meta:object-count="0" meta:page-count="1" meta:paragraph-count="5" meta:word-count="66" meta:character-count="396" meta:non-whitespace-character-count="339"/>
  </office:meta>
</office:document-meta>
</file>